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x2usa_agg_bucket" table:style-name="ta1">
        <table:shapes>
          <draw:frame draw:z-index="0" draw:style-name="gr1" draw:text-style-name="P1" svg:width="453.51pt" svg:height="255.09pt" svg:x="2.83pt" svg:y="66.84pt">
            <loext:p draw:notify-on-update-of-ranges="mex2usa_agg_bucket.A1:mex2usa_agg_bucket.A1 mex2usa_agg_bucket.B1:mex2usa_agg_bucket.P1 mex2usa_agg_bucket.A2:mex2usa_agg_bucket.A2 mex2usa_agg_bucket.B2:mex2usa_agg_bucket.P2 mex2usa_agg_bucket.A3:mex2usa_agg_bucket.A3 mex2usa_agg_bucket.B3:mex2usa_agg_bucket.P3 mex2usa_agg_bucket.A4:mex2usa_agg_bucket.A4 mex2usa_agg_bucket.B4:mex2usa_agg_bucket.P4 mex2usa_agg_bucket.A5:mex2usa_agg_bucket.A5 mex2usa_agg_bucket.B5:mex2usa_agg_bucket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1.51pt" svg:y="66.84pt">
            <loext:p draw:notify-on-update-of-ranges="mex2usa_agg_bucket.A1:mex2usa_agg_bucket.A1 mex2usa_agg_bucket.B1:mex2usa_agg_bucket.P1 mex2usa_agg_bucket.A2:mex2usa_agg_bucket.A2 mex2usa_agg_bucket.B2:mex2usa_agg_bucket.P2 mex2usa_agg_bucket.A3:mex2usa_agg_bucket.A3 mex2usa_agg_bucket.B3:mex2usa_agg_bucket.P3 mex2usa_agg_bucket.A4:mex2usa_agg_bucket.A4 mex2usa_agg_bucket.B4:mex2usa_agg_bucket.P4 mex2usa_agg_bucket.A5:mex2usa_agg_bucket.A5 mex2usa_agg_bucket.B5:mex2usa_agg_bucket.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83656.0330496315" calcext:value-type="float">
            <text:p>83656.0330496315</text:p>
          </table:table-cell>
          <table:table-cell office:value-type="float" office:value="80161.1271845506" calcext:value-type="float">
            <text:p>80161.1271845506</text:p>
          </table:table-cell>
          <table:table-cell office:value-type="float" office:value="83268.5255725141" calcext:value-type="float">
            <text:p>83268.5255725141</text:p>
          </table:table-cell>
          <table:table-cell office:value-type="float" office:value="85027.4801601565" calcext:value-type="float">
            <text:p>85027.4801601565</text:p>
          </table:table-cell>
          <table:table-cell office:value-type="float" office:value="95871.9771883235" calcext:value-type="float">
            <text:p>95871.9771883235</text:p>
          </table:table-cell>
          <table:table-cell office:value-type="float" office:value="107804.340339005" calcext:value-type="float">
            <text:p>107804.340339005</text:p>
          </table:table-cell>
          <table:table-cell office:value-type="float" office:value="125680.124704649" calcext:value-type="float">
            <text:p>125680.124704649</text:p>
          </table:table-cell>
          <table:table-cell office:value-type="float" office:value="129790.188109891" calcext:value-type="float">
            <text:p>129790.188109891</text:p>
          </table:table-cell>
          <table:table-cell office:value-type="float" office:value="137250.135963158" calcext:value-type="float">
            <text:p>137250.135963158</text:p>
          </table:table-cell>
          <table:table-cell office:value-type="float" office:value="107512.571933411" calcext:value-type="float">
            <text:p>107512.571933411</text:p>
          </table:table-cell>
          <table:table-cell office:value-type="float" office:value="135712.138900592" calcext:value-type="float">
            <text:p>135712.138900592</text:p>
          </table:table-cell>
          <table:table-cell office:value-type="float" office:value="158402.197029635" calcext:value-type="float">
            <text:p>158402.197029635</text:p>
          </table:table-cell>
          <table:table-cell office:value-type="float" office:value="158691.367511532" calcext:value-type="float">
            <text:p>158691.367511532</text:p>
          </table:table-cell>
          <table:table-cell office:value-type="float" office:value="163126.439117898" calcext:value-type="float">
            <text:p>163126.439117898</text:p>
          </table:table-cell>
          <table:table-cell office:value-type="float" office:value="168280.163500274" calcext:value-type="float">
            <text:p>168280.163500274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580.332234083" calcext:value-type="float">
            <text:p>580.332234083</text:p>
          </table:table-cell>
          <table:table-cell office:value-type="float" office:value="501.928588536881" calcext:value-type="float">
            <text:p>501.928588536881</text:p>
          </table:table-cell>
          <table:table-cell office:value-type="float" office:value="517.892707424618" calcext:value-type="float">
            <text:p>517.892707424618</text:p>
          </table:table-cell>
          <table:table-cell office:value-type="float" office:value="497.357078140117" calcext:value-type="float">
            <text:p>497.357078140117</text:p>
          </table:table-cell>
          <table:table-cell office:value-type="float" office:value="637.051742796523" calcext:value-type="float">
            <text:p>637.051742796523</text:p>
          </table:table-cell>
          <table:table-cell office:value-type="float" office:value="822.754058114198" calcext:value-type="float">
            <text:p>822.754058114198</text:p>
          </table:table-cell>
          <table:table-cell office:value-type="float" office:value="1027.54138852366" calcext:value-type="float">
            <text:p>1027.54138852366</text:p>
          </table:table-cell>
          <table:table-cell office:value-type="float" office:value="1096.24062473347" calcext:value-type="float">
            <text:p>1096.24062473347</text:p>
          </table:table-cell>
          <table:table-cell office:value-type="float" office:value="1310.96412806263" calcext:value-type="float">
            <text:p>1310.96412806263</text:p>
          </table:table-cell>
          <table:table-cell office:value-type="float" office:value="880.728206775678" calcext:value-type="float">
            <text:p>880.728206775678</text:p>
          </table:table-cell>
          <table:table-cell office:value-type="float" office:value="1333.58141813015" calcext:value-type="float">
            <text:p>1333.58141813015</text:p>
          </table:table-cell>
          <table:table-cell office:value-type="float" office:value="1965.88716416817" calcext:value-type="float">
            <text:p>1965.88716416817</text:p>
          </table:table-cell>
          <table:table-cell office:value-type="float" office:value="1961.36910476652" calcext:value-type="float">
            <text:p>1961.36910476652</text:p>
          </table:table-cell>
          <table:table-cell office:value-type="float" office:value="1815.34614821364" calcext:value-type="float">
            <text:p>1815.34614821364</text:p>
          </table:table-cell>
          <table:table-cell office:value-type="float" office:value="1728.73732522896" calcext:value-type="float">
            <text:p>1728.73732522896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43371.6067989363" calcext:value-type="float">
            <text:p>43371.6067989363</text:p>
          </table:table-cell>
          <table:table-cell office:value-type="float" office:value="40429.116331708" calcext:value-type="float">
            <text:p>40429.116331708</text:p>
          </table:table-cell>
          <table:table-cell office:value-type="float" office:value="40172.3792887147" calcext:value-type="float">
            <text:p>40172.3792887147</text:p>
          </table:table-cell>
          <table:table-cell office:value-type="float" office:value="43235.5891581106" calcext:value-type="float">
            <text:p>43235.5891581106</text:p>
          </table:table-cell>
          <table:table-cell office:value-type="float" office:value="50935.1662166115" calcext:value-type="float">
            <text:p>50935.1662166115</text:p>
          </table:table-cell>
          <table:table-cell office:value-type="float" office:value="53011.3805166008" calcext:value-type="float">
            <text:p>53011.3805166008</text:p>
          </table:table-cell>
          <table:table-cell office:value-type="float" office:value="62375.6407681967" calcext:value-type="float">
            <text:p>62375.6407681967</text:p>
          </table:table-cell>
          <table:table-cell office:value-type="float" office:value="64303.0114706626" calcext:value-type="float">
            <text:p>64303.0114706626</text:p>
          </table:table-cell>
          <table:table-cell office:value-type="float" office:value="65548.1462139791" calcext:value-type="float">
            <text:p>65548.1462139791</text:p>
          </table:table-cell>
          <table:table-cell office:value-type="float" office:value="55172.8049463301" calcext:value-type="float">
            <text:p>55172.8049463301</text:p>
          </table:table-cell>
          <table:table-cell office:value-type="float" office:value="68766.5499365298" calcext:value-type="float">
            <text:p>68766.5499365298</text:p>
          </table:table-cell>
          <table:table-cell office:value-type="float" office:value="72872.9702214166" calcext:value-type="float">
            <text:p>72872.9702214166</text:p>
          </table:table-cell>
          <table:table-cell office:value-type="float" office:value="77315.2231381911" calcext:value-type="float">
            <text:p>77315.2231381911</text:p>
          </table:table-cell>
          <table:table-cell office:value-type="float" office:value="79825.3973622563" calcext:value-type="float">
            <text:p>79825.3973622563</text:p>
          </table:table-cell>
          <table:table-cell office:value-type="float" office:value="82241.5809950674" calcext:value-type="float">
            <text:p>82241.5809950674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2803.58266687154" calcext:value-type="float">
            <text:p>2803.58266687154</text:p>
          </table:table-cell>
          <table:table-cell office:value-type="float" office:value="2259.03518862089" calcext:value-type="float">
            <text:p>2259.03518862089</text:p>
          </table:table-cell>
          <table:table-cell office:value-type="float" office:value="2235.76521060194" calcext:value-type="float">
            <text:p>2235.76521060194</text:p>
          </table:table-cell>
          <table:table-cell office:value-type="float" office:value="2442.02968663957" calcext:value-type="float">
            <text:p>2442.02968663957</text:p>
          </table:table-cell>
          <table:table-cell office:value-type="float" office:value="3079.45324571748" calcext:value-type="float">
            <text:p>3079.45324571748</text:p>
          </table:table-cell>
          <table:table-cell office:value-type="float" office:value="3521.05541454198" calcext:value-type="float">
            <text:p>3521.05541454198</text:p>
          </table:table-cell>
          <table:table-cell office:value-type="float" office:value="4269.62745622779" calcext:value-type="float">
            <text:p>4269.62745622779</text:p>
          </table:table-cell>
          <table:table-cell office:value-type="float" office:value="4768.13045673759" calcext:value-type="float">
            <text:p>4768.13045673759</text:p>
          </table:table-cell>
          <table:table-cell office:value-type="float" office:value="5065.47831414612" calcext:value-type="float">
            <text:p>5065.47831414612</text:p>
          </table:table-cell>
          <table:table-cell office:value-type="float" office:value="3569.46135423939" calcext:value-type="float">
            <text:p>3569.46135423939</text:p>
          </table:table-cell>
          <table:table-cell office:value-type="float" office:value="5112.1492325961" calcext:value-type="float">
            <text:p>5112.1492325961</text:p>
          </table:table-cell>
          <table:table-cell office:value-type="float" office:value="6451.50354809142" calcext:value-type="float">
            <text:p>6451.50354809142</text:p>
          </table:table-cell>
          <table:table-cell office:value-type="float" office:value="6914.58935069049" calcext:value-type="float">
            <text:p>6914.58935069049</text:p>
          </table:table-cell>
          <table:table-cell office:value-type="float" office:value="7537.43820467311" calcext:value-type="float">
            <text:p>7537.43820467311</text:p>
          </table:table-cell>
          <table:table-cell office:value-type="float" office:value="8073.90564327447" calcext:value-type="float">
            <text:p>8073.90564327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7:39:07.586843589</dc:date>
    <meta:editing-duration>PT4M20S</meta:editing-duration>
    <meta:editing-cycles>1</meta:editing-cycles>
    <meta:document-statistic meta:table-count="1" meta:cell-count="79" meta:object-count="2"/>
    <meta:generator>LibreOffice/5.4.1.2$MacOS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1cm" svg:y="0.315cm" chart:style-name="ch2">
          <text:p>Bilateral Gross Exports Decomposition - Buckets</text:p>
        </chart:title>
        <chart:subtitle svg:x="3.438cm" svg:y="1.269cm" chart:style-name="ch3">
          <text:p>Mexico to United States, 2000-2014 (millions of $)</text:p>
        </chart:subtitle>
        <chart:legend chart:legend-position="end" svg:x="13.944cm" svg:y="3.566cm" style:legend-expansion="high" chart:style-name="ch4"/>
        <chart:plot-area chart:style-name="ch5" table:cell-range-address="mex2usa_agg_bucket.A1:mex2usa_agg_bucket.P5" chart:data-source-has-labels="both" svg:x="1.302cm" svg:y="2.084cm" svg:width="12.322cm" svg:height="5.784cm">
          <chartooo:coordinate-region svg:x="2.482cm" svg:y="2.255cm" svg:width="10.737cm" svg:height="5.022cm"/>
          <chart:axis chart:dimension="x" chart:name="primary-x" chart:style-name="ch6" chartooo:axis-type="auto">
            <chartooo:date-scale/>
            <chart:title svg:x="7.065cm" svg:y="8.049cm" chart:style-name="ch7">
              <text:p>Year</text:p>
            </chart:title>
            <chart:categories table:cell-range-address="mex2usa_agg_bucket.B1:mex2usa_agg_bucke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mex2usa_agg_bucket.B2:mex2usa_agg_bucket.P2" chart:label-cell-address="mex2usa_agg_bucket.A2:mex2usa_agg_bucket.A2" chart:class="chart:line">
            <chart:data-point chart:repeated="15"/>
          </chart:series>
          <chart:series chart:style-name="ch12" chart:values-cell-range-address="mex2usa_agg_bucket.B3:mex2usa_agg_bucket.P3" chart:label-cell-address="mex2usa_agg_bucket.A3:mex2usa_agg_bucket.A3" chart:class="chart:line">
            <chart:data-point chart:repeated="15"/>
          </chart:series>
          <chart:series chart:style-name="ch13" chart:values-cell-range-address="mex2usa_agg_bucket.B4:mex2usa_agg_bucket.P4" chart:label-cell-address="mex2usa_agg_bucket.A4:mex2usa_agg_bucket.A4" chart:class="chart:line">
            <chart:data-point chart:repeated="15"/>
          </chart:series>
          <chart:series chart:style-name="ch14" chart:values-cell-range-address="mex2usa_agg_bucket.B5:mex2usa_agg_bucket.P5" chart:label-cell-address="mex2usa_agg_bucket.A5:mex2usa_agg_bucket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bucket.B1:mex2usa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mex2usa_agg_bucket.A2:mex2usa_agg_bucket.A2</svg:desc>
                </draw:g>
              </table:table-cell>
              <table:table-cell office:value-type="float" office:value="83656.0330496315">
                <text:p>83656.0330496315</text:p>
                <draw:g>
                  <svg:desc>mex2usa_agg_bucket.B2:mex2usa_agg_bucket.P2</svg:desc>
                </draw:g>
              </table:table-cell>
              <table:table-cell office:value-type="float" office:value="80161.1271845506">
                <text:p>80161.1271845506</text:p>
              </table:table-cell>
              <table:table-cell office:value-type="float" office:value="83268.5255725141">
                <text:p>83268.5255725141</text:p>
              </table:table-cell>
              <table:table-cell office:value-type="float" office:value="85027.4801601565">
                <text:p>85027.4801601565</text:p>
              </table:table-cell>
              <table:table-cell office:value-type="float" office:value="95871.9771883235">
                <text:p>95871.9771883235</text:p>
              </table:table-cell>
              <table:table-cell office:value-type="float" office:value="107804.340339005">
                <text:p>107804.340339005</text:p>
              </table:table-cell>
              <table:table-cell office:value-type="float" office:value="125680.124704649">
                <text:p>125680.124704649</text:p>
              </table:table-cell>
              <table:table-cell office:value-type="float" office:value="129790.188109891">
                <text:p>129790.188109891</text:p>
              </table:table-cell>
              <table:table-cell office:value-type="float" office:value="137250.135963158">
                <text:p>137250.135963158</text:p>
              </table:table-cell>
              <table:table-cell office:value-type="float" office:value="107512.571933411">
                <text:p>107512.571933411</text:p>
              </table:table-cell>
              <table:table-cell office:value-type="float" office:value="135712.138900592">
                <text:p>135712.138900592</text:p>
              </table:table-cell>
              <table:table-cell office:value-type="float" office:value="158402.197029635">
                <text:p>158402.197029635</text:p>
              </table:table-cell>
              <table:table-cell office:value-type="float" office:value="158691.367511532">
                <text:p>158691.367511532</text:p>
              </table:table-cell>
              <table:table-cell office:value-type="float" office:value="163126.439117898">
                <text:p>163126.439117898</text:p>
              </table:table-cell>
              <table:table-cell office:value-type="float" office:value="168280.163500274">
                <text:p>168280.163500274</text:p>
              </table:table-cell>
            </table:table-row>
            <table:table-row>
              <table:table-cell office:value-type="string">
                <text:p>RDV</text:p>
                <draw:g>
                  <svg:desc>mex2usa_agg_bucket.A3:mex2usa_agg_bucket.A3</svg:desc>
                </draw:g>
              </table:table-cell>
              <table:table-cell office:value-type="float" office:value="580.332234083">
                <text:p>580.332234083</text:p>
                <draw:g>
                  <svg:desc>mex2usa_agg_bucket.B3:mex2usa_agg_bucket.P3</svg:desc>
                </draw:g>
              </table:table-cell>
              <table:table-cell office:value-type="float" office:value="501.928588536881">
                <text:p>501.928588536881</text:p>
              </table:table-cell>
              <table:table-cell office:value-type="float" office:value="517.892707424618">
                <text:p>517.892707424618</text:p>
              </table:table-cell>
              <table:table-cell office:value-type="float" office:value="497.357078140117">
                <text:p>497.357078140117</text:p>
              </table:table-cell>
              <table:table-cell office:value-type="float" office:value="637.051742796523">
                <text:p>637.051742796523</text:p>
              </table:table-cell>
              <table:table-cell office:value-type="float" office:value="822.754058114198">
                <text:p>822.754058114198</text:p>
              </table:table-cell>
              <table:table-cell office:value-type="float" office:value="1027.54138852366">
                <text:p>1027.54138852366</text:p>
              </table:table-cell>
              <table:table-cell office:value-type="float" office:value="1096.24062473347">
                <text:p>1096.24062473347</text:p>
              </table:table-cell>
              <table:table-cell office:value-type="float" office:value="1310.96412806263">
                <text:p>1310.96412806263</text:p>
              </table:table-cell>
              <table:table-cell office:value-type="float" office:value="880.728206775678">
                <text:p>880.728206775678</text:p>
              </table:table-cell>
              <table:table-cell office:value-type="float" office:value="1333.58141813015">
                <text:p>1333.58141813015</text:p>
              </table:table-cell>
              <table:table-cell office:value-type="float" office:value="1965.88716416817">
                <text:p>1965.88716416817</text:p>
              </table:table-cell>
              <table:table-cell office:value-type="float" office:value="1961.36910476652">
                <text:p>1961.36910476652</text:p>
              </table:table-cell>
              <table:table-cell office:value-type="float" office:value="1815.34614821364">
                <text:p>1815.34614821364</text:p>
              </table:table-cell>
              <table:table-cell office:value-type="float" office:value="1728.73732522896">
                <text:p>1728.73732522896</text:p>
              </table:table-cell>
            </table:table-row>
            <table:table-row>
              <table:table-cell office:value-type="string">
                <text:p>FVA</text:p>
                <draw:g>
                  <svg:desc>mex2usa_agg_bucket.A4:mex2usa_agg_bucket.A4</svg:desc>
                </draw:g>
              </table:table-cell>
              <table:table-cell office:value-type="float" office:value="43371.6067989363">
                <text:p>43371.6067989363</text:p>
                <draw:g>
                  <svg:desc>mex2usa_agg_bucket.B4:mex2usa_agg_bucket.P4</svg:desc>
                </draw:g>
              </table:table-cell>
              <table:table-cell office:value-type="float" office:value="40429.116331708">
                <text:p>40429.116331708</text:p>
              </table:table-cell>
              <table:table-cell office:value-type="float" office:value="40172.3792887147">
                <text:p>40172.3792887147</text:p>
              </table:table-cell>
              <table:table-cell office:value-type="float" office:value="43235.5891581106">
                <text:p>43235.5891581106</text:p>
              </table:table-cell>
              <table:table-cell office:value-type="float" office:value="50935.1662166115">
                <text:p>50935.1662166115</text:p>
              </table:table-cell>
              <table:table-cell office:value-type="float" office:value="53011.3805166008">
                <text:p>53011.3805166008</text:p>
              </table:table-cell>
              <table:table-cell office:value-type="float" office:value="62375.6407681967">
                <text:p>62375.6407681967</text:p>
              </table:table-cell>
              <table:table-cell office:value-type="float" office:value="64303.0114706626">
                <text:p>64303.0114706626</text:p>
              </table:table-cell>
              <table:table-cell office:value-type="float" office:value="65548.1462139791">
                <text:p>65548.1462139791</text:p>
              </table:table-cell>
              <table:table-cell office:value-type="float" office:value="55172.8049463301">
                <text:p>55172.8049463301</text:p>
              </table:table-cell>
              <table:table-cell office:value-type="float" office:value="68766.5499365298">
                <text:p>68766.5499365298</text:p>
              </table:table-cell>
              <table:table-cell office:value-type="float" office:value="72872.9702214166">
                <text:p>72872.9702214166</text:p>
              </table:table-cell>
              <table:table-cell office:value-type="float" office:value="77315.2231381911">
                <text:p>77315.2231381911</text:p>
              </table:table-cell>
              <table:table-cell office:value-type="float" office:value="79825.3973622563">
                <text:p>79825.3973622563</text:p>
              </table:table-cell>
              <table:table-cell office:value-type="float" office:value="82241.5809950674">
                <text:p>82241.5809950674</text:p>
              </table:table-cell>
            </table:table-row>
            <table:table-row>
              <table:table-cell office:value-type="string">
                <text:p>PDC</text:p>
                <draw:g>
                  <svg:desc>mex2usa_agg_bucket.A5:mex2usa_agg_bucket.A5</svg:desc>
                </draw:g>
              </table:table-cell>
              <table:table-cell office:value-type="float" office:value="2803.58266687154">
                <text:p>2803.58266687154</text:p>
                <draw:g>
                  <svg:desc>mex2usa_agg_bucket.B5:mex2usa_agg_bucket.P5</svg:desc>
                </draw:g>
              </table:table-cell>
              <table:table-cell office:value-type="float" office:value="2259.03518862089">
                <text:p>2259.03518862089</text:p>
              </table:table-cell>
              <table:table-cell office:value-type="float" office:value="2235.76521060194">
                <text:p>2235.76521060194</text:p>
              </table:table-cell>
              <table:table-cell office:value-type="float" office:value="2442.02968663957">
                <text:p>2442.02968663957</text:p>
              </table:table-cell>
              <table:table-cell office:value-type="float" office:value="3079.45324571748">
                <text:p>3079.45324571748</text:p>
              </table:table-cell>
              <table:table-cell office:value-type="float" office:value="3521.05541454198">
                <text:p>3521.05541454198</text:p>
              </table:table-cell>
              <table:table-cell office:value-type="float" office:value="4269.62745622779">
                <text:p>4269.62745622779</text:p>
              </table:table-cell>
              <table:table-cell office:value-type="float" office:value="4768.13045673759">
                <text:p>4768.13045673759</text:p>
              </table:table-cell>
              <table:table-cell office:value-type="float" office:value="5065.47831414612">
                <text:p>5065.47831414612</text:p>
              </table:table-cell>
              <table:table-cell office:value-type="float" office:value="3569.46135423939">
                <text:p>3569.46135423939</text:p>
              </table:table-cell>
              <table:table-cell office:value-type="float" office:value="5112.1492325961">
                <text:p>5112.1492325961</text:p>
              </table:table-cell>
              <table:table-cell office:value-type="float" office:value="6451.50354809142">
                <text:p>6451.50354809142</text:p>
              </table:table-cell>
              <table:table-cell office:value-type="float" office:value="6914.58935069049">
                <text:p>6914.58935069049</text:p>
              </table:table-cell>
              <table:table-cell office:value-type="float" office:value="7537.43820467311">
                <text:p>7537.43820467311</text:p>
              </table:table-cell>
              <table:table-cell office:value-type="float" office:value="8073.90564327447">
                <text:p>8073.90564327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998cm" svg:y="0.315cm" chart:style-name="ch2">
          <text:p>Bilateral Gross Exports Decomposition</text:p>
        </chart:title>
        <chart:subtitle svg:x="3.779cm" svg:y="1.269cm" chart:style-name="ch3">
          <text:p>Mexico to United States, 2000-2014 (% share)</text:p>
        </chart:subtitle>
        <chart:legend chart:legend-position="end" svg:x="14.533cm" svg:y="3.566cm" style:legend-expansion="high" chart:style-name="ch4"/>
        <chart:plot-area chart:style-name="ch5" table:cell-range-address="mex2usa_agg_bucket.A1:mex2usa_agg_bucket.P5" chart:data-source-has-labels="both" svg:x="1.302cm" svg:y="2.084cm" svg:width="12.911cm" svg:height="5.784cm">
          <chartooo:coordinate-region svg:x="2.699cm" svg:y="2.255cm" svg:width="11.109cm" svg:height="5.022cm"/>
          <chart:axis chart:dimension="x" chart:name="primary-x" chart:style-name="ch6" chartooo:axis-type="auto">
            <chartooo:date-scale/>
            <chart:title svg:x="7.359cm" svg:y="8.049cm" chart:style-name="ch7">
              <text:p>Year</text:p>
            </chart:title>
            <chart:categories table:cell-range-address="mex2usa_agg_bucket.B1:mex2usa_agg_bucke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mex2usa_agg_bucket.B2:mex2usa_agg_bucket.P2" chart:label-cell-address="mex2usa_agg_bucket.A2:mex2usa_agg_bucket.A2" chart:class="chart:area">
            <chart:data-point chart:repeated="15"/>
          </chart:series>
          <chart:series chart:style-name="ch12" chart:values-cell-range-address="mex2usa_agg_bucket.B3:mex2usa_agg_bucket.P3" chart:label-cell-address="mex2usa_agg_bucket.A3:mex2usa_agg_bucket.A3" chart:class="chart:area">
            <chart:data-point chart:repeated="15"/>
          </chart:series>
          <chart:series chart:style-name="ch13" chart:values-cell-range-address="mex2usa_agg_bucket.B4:mex2usa_agg_bucket.P4" chart:label-cell-address="mex2usa_agg_bucket.A4:mex2usa_agg_bucket.A4" chart:class="chart:area">
            <chart:data-point chart:repeated="15"/>
          </chart:series>
          <chart:series chart:style-name="ch14" chart:values-cell-range-address="mex2usa_agg_bucket.B5:mex2usa_agg_bucket.P5" chart:label-cell-address="mex2usa_agg_bucket.A5:mex2usa_agg_bucket.A5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mex2usa_agg_bucket.B1:mex2usa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mex2usa_agg_bucket.A2:mex2usa_agg_bucket.A2</svg:desc>
                </draw:g>
              </table:table-cell>
              <table:table-cell office:value-type="float" office:value="83656.0330496315">
                <text:p>83656.0330496315</text:p>
                <draw:g>
                  <svg:desc>mex2usa_agg_bucket.B2:mex2usa_agg_bucket.P2</svg:desc>
                </draw:g>
              </table:table-cell>
              <table:table-cell office:value-type="float" office:value="80161.1271845506">
                <text:p>80161.1271845506</text:p>
              </table:table-cell>
              <table:table-cell office:value-type="float" office:value="83268.5255725141">
                <text:p>83268.5255725141</text:p>
              </table:table-cell>
              <table:table-cell office:value-type="float" office:value="85027.4801601565">
                <text:p>85027.4801601565</text:p>
              </table:table-cell>
              <table:table-cell office:value-type="float" office:value="95871.9771883235">
                <text:p>95871.9771883235</text:p>
              </table:table-cell>
              <table:table-cell office:value-type="float" office:value="107804.340339005">
                <text:p>107804.340339005</text:p>
              </table:table-cell>
              <table:table-cell office:value-type="float" office:value="125680.124704649">
                <text:p>125680.124704649</text:p>
              </table:table-cell>
              <table:table-cell office:value-type="float" office:value="129790.188109891">
                <text:p>129790.188109891</text:p>
              </table:table-cell>
              <table:table-cell office:value-type="float" office:value="137250.135963158">
                <text:p>137250.135963158</text:p>
              </table:table-cell>
              <table:table-cell office:value-type="float" office:value="107512.571933411">
                <text:p>107512.571933411</text:p>
              </table:table-cell>
              <table:table-cell office:value-type="float" office:value="135712.138900592">
                <text:p>135712.138900592</text:p>
              </table:table-cell>
              <table:table-cell office:value-type="float" office:value="158402.197029635">
                <text:p>158402.197029635</text:p>
              </table:table-cell>
              <table:table-cell office:value-type="float" office:value="158691.367511532">
                <text:p>158691.367511532</text:p>
              </table:table-cell>
              <table:table-cell office:value-type="float" office:value="163126.439117898">
                <text:p>163126.439117898</text:p>
              </table:table-cell>
              <table:table-cell office:value-type="float" office:value="168280.163500274">
                <text:p>168280.163500274</text:p>
              </table:table-cell>
            </table:table-row>
            <table:table-row>
              <table:table-cell office:value-type="string">
                <text:p>RDV</text:p>
                <draw:g>
                  <svg:desc>mex2usa_agg_bucket.A3:mex2usa_agg_bucket.A3</svg:desc>
                </draw:g>
              </table:table-cell>
              <table:table-cell office:value-type="float" office:value="580.332234083">
                <text:p>580.332234083</text:p>
                <draw:g>
                  <svg:desc>mex2usa_agg_bucket.B3:mex2usa_agg_bucket.P3</svg:desc>
                </draw:g>
              </table:table-cell>
              <table:table-cell office:value-type="float" office:value="501.928588536881">
                <text:p>501.928588536881</text:p>
              </table:table-cell>
              <table:table-cell office:value-type="float" office:value="517.892707424618">
                <text:p>517.892707424618</text:p>
              </table:table-cell>
              <table:table-cell office:value-type="float" office:value="497.357078140117">
                <text:p>497.357078140117</text:p>
              </table:table-cell>
              <table:table-cell office:value-type="float" office:value="637.051742796523">
                <text:p>637.051742796523</text:p>
              </table:table-cell>
              <table:table-cell office:value-type="float" office:value="822.754058114198">
                <text:p>822.754058114198</text:p>
              </table:table-cell>
              <table:table-cell office:value-type="float" office:value="1027.54138852366">
                <text:p>1027.54138852366</text:p>
              </table:table-cell>
              <table:table-cell office:value-type="float" office:value="1096.24062473347">
                <text:p>1096.24062473347</text:p>
              </table:table-cell>
              <table:table-cell office:value-type="float" office:value="1310.96412806263">
                <text:p>1310.96412806263</text:p>
              </table:table-cell>
              <table:table-cell office:value-type="float" office:value="880.728206775678">
                <text:p>880.728206775678</text:p>
              </table:table-cell>
              <table:table-cell office:value-type="float" office:value="1333.58141813015">
                <text:p>1333.58141813015</text:p>
              </table:table-cell>
              <table:table-cell office:value-type="float" office:value="1965.88716416817">
                <text:p>1965.88716416817</text:p>
              </table:table-cell>
              <table:table-cell office:value-type="float" office:value="1961.36910476652">
                <text:p>1961.36910476652</text:p>
              </table:table-cell>
              <table:table-cell office:value-type="float" office:value="1815.34614821364">
                <text:p>1815.34614821364</text:p>
              </table:table-cell>
              <table:table-cell office:value-type="float" office:value="1728.73732522896">
                <text:p>1728.73732522896</text:p>
              </table:table-cell>
            </table:table-row>
            <table:table-row>
              <table:table-cell office:value-type="string">
                <text:p>FVA</text:p>
                <draw:g>
                  <svg:desc>mex2usa_agg_bucket.A4:mex2usa_agg_bucket.A4</svg:desc>
                </draw:g>
              </table:table-cell>
              <table:table-cell office:value-type="float" office:value="43371.6067989363">
                <text:p>43371.6067989363</text:p>
                <draw:g>
                  <svg:desc>mex2usa_agg_bucket.B4:mex2usa_agg_bucket.P4</svg:desc>
                </draw:g>
              </table:table-cell>
              <table:table-cell office:value-type="float" office:value="40429.116331708">
                <text:p>40429.116331708</text:p>
              </table:table-cell>
              <table:table-cell office:value-type="float" office:value="40172.3792887147">
                <text:p>40172.3792887147</text:p>
              </table:table-cell>
              <table:table-cell office:value-type="float" office:value="43235.5891581106">
                <text:p>43235.5891581106</text:p>
              </table:table-cell>
              <table:table-cell office:value-type="float" office:value="50935.1662166115">
                <text:p>50935.1662166115</text:p>
              </table:table-cell>
              <table:table-cell office:value-type="float" office:value="53011.3805166008">
                <text:p>53011.3805166008</text:p>
              </table:table-cell>
              <table:table-cell office:value-type="float" office:value="62375.6407681967">
                <text:p>62375.6407681967</text:p>
              </table:table-cell>
              <table:table-cell office:value-type="float" office:value="64303.0114706626">
                <text:p>64303.0114706626</text:p>
              </table:table-cell>
              <table:table-cell office:value-type="float" office:value="65548.1462139791">
                <text:p>65548.1462139791</text:p>
              </table:table-cell>
              <table:table-cell office:value-type="float" office:value="55172.8049463301">
                <text:p>55172.8049463301</text:p>
              </table:table-cell>
              <table:table-cell office:value-type="float" office:value="68766.5499365298">
                <text:p>68766.5499365298</text:p>
              </table:table-cell>
              <table:table-cell office:value-type="float" office:value="72872.9702214166">
                <text:p>72872.9702214166</text:p>
              </table:table-cell>
              <table:table-cell office:value-type="float" office:value="77315.2231381911">
                <text:p>77315.2231381911</text:p>
              </table:table-cell>
              <table:table-cell office:value-type="float" office:value="79825.3973622563">
                <text:p>79825.3973622563</text:p>
              </table:table-cell>
              <table:table-cell office:value-type="float" office:value="82241.5809950674">
                <text:p>82241.5809950674</text:p>
              </table:table-cell>
            </table:table-row>
            <table:table-row>
              <table:table-cell office:value-type="string">
                <text:p>PDC</text:p>
                <draw:g>
                  <svg:desc>mex2usa_agg_bucket.A5:mex2usa_agg_bucket.A5</svg:desc>
                </draw:g>
              </table:table-cell>
              <table:table-cell office:value-type="float" office:value="2803.58266687154">
                <text:p>2803.58266687154</text:p>
                <draw:g>
                  <svg:desc>mex2usa_agg_bucket.B5:mex2usa_agg_bucket.P5</svg:desc>
                </draw:g>
              </table:table-cell>
              <table:table-cell office:value-type="float" office:value="2259.03518862089">
                <text:p>2259.03518862089</text:p>
              </table:table-cell>
              <table:table-cell office:value-type="float" office:value="2235.76521060194">
                <text:p>2235.76521060194</text:p>
              </table:table-cell>
              <table:table-cell office:value-type="float" office:value="2442.02968663957">
                <text:p>2442.02968663957</text:p>
              </table:table-cell>
              <table:table-cell office:value-type="float" office:value="3079.45324571748">
                <text:p>3079.45324571748</text:p>
              </table:table-cell>
              <table:table-cell office:value-type="float" office:value="3521.05541454198">
                <text:p>3521.05541454198</text:p>
              </table:table-cell>
              <table:table-cell office:value-type="float" office:value="4269.62745622779">
                <text:p>4269.62745622779</text:p>
              </table:table-cell>
              <table:table-cell office:value-type="float" office:value="4768.13045673759">
                <text:p>4768.13045673759</text:p>
              </table:table-cell>
              <table:table-cell office:value-type="float" office:value="5065.47831414612">
                <text:p>5065.47831414612</text:p>
              </table:table-cell>
              <table:table-cell office:value-type="float" office:value="3569.46135423939">
                <text:p>3569.46135423939</text:p>
              </table:table-cell>
              <table:table-cell office:value-type="float" office:value="5112.1492325961">
                <text:p>5112.1492325961</text:p>
              </table:table-cell>
              <table:table-cell office:value-type="float" office:value="6451.50354809142">
                <text:p>6451.50354809142</text:p>
              </table:table-cell>
              <table:table-cell office:value-type="float" office:value="6914.58935069049">
                <text:p>6914.58935069049</text:p>
              </table:table-cell>
              <table:table-cell office:value-type="float" office:value="7537.43820467311">
                <text:p>7537.43820467311</text:p>
              </table:table-cell>
              <table:table-cell office:value-type="float" office:value="8073.90564327447">
                <text:p>8073.90564327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